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Bounce Fixen</text:p>
          </table:table-cell>
          <table:table-cell table:formula="of:=SUM([.B2:.B32])" office:value-type="float" office:value="7.5" calcext:value-type="float">
            <text:p>7,5</text:p>
          </table:table-cell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gner Fixen</text:p>
          </table:table-cell>
          <table:table-cell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egner Fixen…</text:p>
          </table:table-cell>
          <table:table-cell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Gegner Fixen…</text:p>
          </table:table-cell>
          <table:table-cell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egner fertig Gefixt :D</text:p>
          </table:table-cell>
          <table:table-cell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.00.0000</text:date>, <text:time style:data-style-name="N2" text:time-value="09:45:14.3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4T09:51:01.918000000</dc:date>
    <meta:editing-duration>PT4H29M52S</meta:editing-duration>
    <meta:editing-cycles>4</meta:editing-cycles>
    <meta:generator>LibreOffice/5.3.7.2$Windows_X86_64 LibreOffice_project/6b8ed514a9f8b44d37a1b96673cbbdd077e24059</meta:generator>
    <meta:document-statistic meta:table-count="1" meta:cell-count="46" meta:object-count="0"/>
  </office:meta>
</office:document-meta>
</file>